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svg:font-family="'Times New'"/>
    <style:font-face style:name="sans-serif" svg:font-family="sans-serif"/>
    <style:font-face style:name="Times" svg:font-family="Times" style:font-family-generic="roman"/>
    <style:font-face style:name="Times New-Roman" svg:font-family="'Times New-Roman'" style:font-family-generic="roman"/>
    <style:font-face style:name="Times New-roman" svg:font-family="'Times New-roman'" style:font-family-generic="roman"/>
    <style:font-face style:name="Times new-roman" svg:font-family="'Times new-roman'" style:font-family-generic="roman"/>
    <style:font-face style:name="Arial" svg:font-family="Arial" style:font-family-generic="swiss"/>
    <style:font-face style:name="FreeSans1" svg:font-family="FreeSans" style:font-family-generic="swiss"/>
    <style:font-face style:name="ABeeZee" svg:font-family="ABeeZ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Roman" officeooo:rsid="000df196" officeooo:paragraph-rsid="000df196"/>
    </style:style>
    <style:style style:name="P2" style:family="paragraph" style:parent-style-name="Standard">
      <style:text-properties style:font-name="Times New-Roman" fo:font-size="11pt" officeooo:rsid="000df196" officeooo:paragraph-rsid="000df196" style:font-size-asian="11pt" style:font-size-complex="11pt"/>
    </style:style>
    <style:style style:name="P3" style:family="paragraph" style:parent-style-name="Standard">
      <style:text-properties style:font-name="Times New-Roman" fo:font-size="11pt" officeooo:rsid="000df196" officeooo:paragraph-rsid="000fc6df" style:font-size-asian="11pt" style:font-size-complex="11pt"/>
    </style:style>
    <style:style style:name="P4" style:family="paragraph" style:parent-style-name="Standard">
      <style:text-properties style:font-name="Times New-Roman" fo:font-size="11pt" officeooo:paragraph-rsid="000fc6df" style:font-size-asian="11pt" style:font-size-complex="11pt"/>
    </style:style>
    <style:style style:name="P5" style:family="paragraph" style:parent-style-name="Standard">
      <style:text-properties style:font-name="Times New-Roman" fo:font-size="11pt" officeooo:rsid="000fcbe1" officeooo:paragraph-rsid="000fcbe1" style:font-size-asian="11pt" style:font-size-complex="11pt"/>
    </style:style>
    <style:style style:name="P6" style:family="paragraph" style:parent-style-name="Standard">
      <style:text-properties officeooo:paragraph-rsid="000fb09a"/>
    </style:style>
    <style:style style:name="P7" style:family="paragraph" style:parent-style-name="Standard">
      <style:text-properties officeooo:rsid="000fc6df" officeooo:paragraph-rsid="000fc6df"/>
    </style:style>
    <style:style style:name="P8" style:family="paragraph" style:parent-style-name="Standard">
      <style:text-properties officeooo:paragraph-rsid="000fc6df"/>
    </style:style>
    <style:style style:name="P9" style:family="paragraph" style:parent-style-name="Standard" style:list-style-name="L1">
      <style:text-properties style:font-name="Times new-roman" fo:font-size="11pt" officeooo:rsid="000fcbe1" officeooo:paragraph-rsid="000fcbe1" style:font-size-asian="11pt" style:font-size-complex="11pt"/>
    </style:style>
    <style:style style:name="P10" style:family="paragraph" style:parent-style-name="Standard">
      <style:text-properties style:font-name="Times new-roman" fo:font-size="11pt" officeooo:rsid="000fcbe1" officeooo:paragraph-rsid="000fcbe1" style:font-size-asian="11pt" style:font-size-complex="11pt"/>
    </style:style>
    <style:style style:name="T1" style:family="text">
      <style:text-properties officeooo:rsid="000df196"/>
    </style:style>
    <style:style style:name="T2" style:family="text">
      <style:text-properties style:font-name="sans-serif"/>
    </style:style>
    <style:style style:name="T3" style:family="text">
      <style:text-properties style:font-name="sans-serif" fo:font-size="13.5pt"/>
    </style:style>
    <style:style style:name="T4" style:family="text">
      <style:text-properties style:font-name="sans-serif" fo:font-size="13.5pt" style:font-size-asian="11pt" style:font-size-complex="11pt"/>
    </style:style>
    <style:style style:name="T5" style:family="text">
      <style:text-properties style:font-name="sans-serif" fo:font-size="13.5pt" officeooo:rsid="000fc6df" style:font-size-asian="11pt" style:font-size-complex="11pt"/>
    </style:style>
    <style:style style:name="T6" style:family="text">
      <style:text-properties style:font-name="sans-serif" fo:font-size="13.5pt" officeooo:rsid="000fc6df"/>
    </style:style>
    <style:style style:name="T7" style:family="text">
      <style:text-properties style:font-name="sans-serif" officeooo:rsid="000fc6df"/>
    </style:style>
    <style:style style:name="T8" style:family="text">
      <style:text-properties style:font-name="sans-serif" fo:font-size="12pt"/>
    </style:style>
    <style:style style:name="T9" style:family="text">
      <style:text-properties fo:font-size="13.5pt"/>
    </style:style>
    <style:style style:name="T10" style:family="text">
      <style:text-properties fo:font-size="13.5pt" style:font-size-asian="11pt" style:font-size-complex="11pt"/>
    </style:style>
    <style:style style:name="T11" style:family="text">
      <style:text-properties style:font-name="Times New-Roman" fo:font-size="11pt" fo:font-style="italic" officeooo:rsid="000fb09a" style:font-size-asian="11pt" style:font-style-asian="italic" style:font-size-complex="11pt" style:font-style-complex="italic"/>
    </style:style>
    <style:style style:name="T12" style:family="text">
      <style:text-properties style:font-name="Times New-Roman" fo:font-size="11pt" fo:font-style="italic" officeooo:rsid="000fc6df" style:font-size-asian="11pt" style:font-style-asian="italic" style:font-size-complex="11pt" style:font-style-complex="italic"/>
    </style:style>
    <style:style style:name="T13" style:family="text">
      <style:text-properties style:font-name="Times New-Roman" fo:font-size="11pt" style:font-size-asian="11pt" style:font-size-complex="11pt"/>
    </style:style>
    <style:style style:name="T14" style:family="text">
      <style:text-properties style:font-name="Times New-Roman" fo:font-size="11pt" officeooo:rsid="000fb09a" style:font-size-asian="11pt" style:font-size-complex="11pt"/>
    </style:style>
    <style:style style:name="T15" style:family="text">
      <style:text-properties officeooo:rsid="000fc6df"/>
    </style:style>
    <style:style style:name="T16" style:family="text">
      <style:text-properties fo:font-style="italic" style:font-style-asian="italic" style:font-style-complex="italic"/>
    </style:style>
    <style:style style:name="T17" style:family="text">
      <style:text-properties fo:font-style="italic" officeooo:rsid="000fc6df"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0fcbe1"/>
    </style:style>
    <style:style style:name="T20"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 fase de planejamento, foram levantadosos requisitos do sistema através do artefato Cartão de Histórias que o XP oferece, sendo desenvolvido um cartão de históriapara cada requisito. Uma vez definidasas histórias,foi preenchido o Product Backlog, utilizando a ferramenta de gerenciamento Scrum Half. Definido o Product Backlog e as prioridades,foi identificado para cada funcionalidade seu valor agregado e sua estimativa.Aestimativa/tempo foi calculada através de experiências de desenvolvimento sem utilizar o artefato que o Scrumo ferece ao Planning Poker.Após a definição do Product Backlog,foram definidas as tarefas que compuseram cada Sprint.Oprojeto teve,no total, seis Sprints.No decorrer do desenvolvimento de cada Sprint,foram utilizados os artefatos Gráfico de Burndown,para estimar o tempo e a complexidade do projeto, e Quadro de Tarefas,para identificar o andamento das funcionalidades.Ao final decada Sprint,foi gerada uma nova funcionalidade para o sistema que foi integrada a outras versõ e se, assim, gerou uma nova versão para o sistema. Assim foi realizado até que o ciclo de Sprints fosse finalizado.</text:p>
      <text:p text:style-name="P2"/>
      <text:p text:style-name="P2">XP</text:p>
      <text:p text:style-name="P6"><text:span text:style-name="T11">feedback - </text:span><text:span text:style-name="T13">o feedback é a realimentação que o cliente fornece à equipe de desenvolvimento quando aprende algo novo sobre o sistema, quando aprende mais sobre os requisitos ou quando aprende mais sobre a forma de implementação. A partir deste aprendizado, surgem novas ideias sobre o que deve ser feito, além de como e quando deve ser feito.</text:span></text:p>
      <text:p text:style-name="P6"><text:span text:style-name="T14">Cartão de Histórias - </text:span><text:span text:style-name="T13">Na fase de planejamento, os usuários descrevem um conjunto de história (metáforas) e exemplificamas características e funcionalidades do sistema.Ocliente tem total liberdade de mudar e acrescentar elementos na história.</text:span></text:p>
      <text:p text:style-name="P6"><text:span text:style-name="T13"/></text:p>
      <text:p text:style-name="P7"><text:span text:style-name="T13">Scrum</text:span></text:p>
      <text:p text:style-name="P8"><text:span text:style-name="T12">Sprint - </text:span><text:span text:style-name="T13">O Sprint representa um Time Boxno qual possui um conjunto de atividades que devem ser executadas.São atividades iterativas, unidades de trabalho necessárias para serem desenvolvidas e normalmente devem ser cumpridas em um intervalo de tempo predefinido (de 2 a 4 semanas). </text:span></text:p>
      <text:p text:style-name="P3"><text:span text:style-name="T17">P</text:span><text:span text:style-name="T16">roduct Owner</text:span> - é o receptor do projeto, defende os interesses do cliente, é responsável por priorizar os itens do <text:span text:style-name="T16">Product Backlog</text:span>,motivar a equipe e gerenciar novos requisitos.</text:p>
      <text:p text:style-name="P3"><text:span text:style-name="T16">Scrum Master</text:span> - é responsável por remover impedimentos,garantir que a equipe não sofra interferênciaseajudaro <text:span text:style-name="T16">Product Owner</text:span> na priorização dos requisitos;</text:p>
      <text:p text:style-name="P3"><text:span text:style-name="T18">Time</text:span><text:span text:style-name="T16"> Scrum</text:span> - é responsável por estimar o tempo e os valores de desenvolvimento das tarefas do projeto, definir metas para produzir produtos de qualidade e valor para o cliente.Otime deve conter de 5 a 9 pessoas.</text:p>
      <text:p text:style-name="P4"><text:span text:style-name="T1">Backlog de Sprint – O Product Owner é responsávelpor priorizar as histórias do Product Backlog que serão repassadas para Sprint,originando o Backlog de Sprint, que são as listas de tarefas.</text:span></text:p>
      <text:p text:style-name="P4"><text:span text:style-name="T16">Sprint Plane</text:span> <text:span text:style-name="T16">Meeting</text:span> – <text:span text:style-name="T15">A equipe se reune e discute em que se estima quanto tempo será necessário para completar a tarefa e sua dificuldade.</text:span></text:p>
      <text:p text:style-name="P4">Retrospectiva da <text:span text:style-name="T16">Sprint</text:span> - <text:span text:style-name="T19">s</text:span>ão avaliados os pontos positivos e negativos e o que pode ser melhorado. A finalidade dessa reunião é buscar a melhoria contínua do desempenho da equipe.</text:p>
      <text:p text:style-name="P4">Gráfico de <text:span text:style-name="T16">Burndown</text:span> ou Gráfico de Consumo - oferece uma estatística do progresso e velocidade da equipe.</text:p>
      <text:p text:style-name="P4">Planning Poker: realizara estimativa de cada Sprint Backlogé uma tarefa da equipe por meiodas histórias. Essas,às vezes,podem serdifíceis de serem definidas, poisenvolvemdiversas pessoas com distintascaracterísticas, tais como design de interface de usuário, codificação, testes etc.</text:p>
      <text:p text:style-name="P4">Quadro de Tarefas – seu objetivo é organizar, de forma cronológica e visível, o desenvolvimento das funcionalidades.</text:p>
      <text:p text:style-name="P4"/>
      <text:p text:style-name="P5">Características:</text:p>
      <text:list xml:id="list4033262086" text:style-name="L1">
        <text:list-item>
          <text:p text:style-name="P9">A participação do cliente desde o início do projeto até o final,acompanhando o time em todos os processos;</text:p>
        </text:list-item>
        <text:list-item>
          <text:p text:style-name="P9">A organização das histórias do usuário e a priorização das funcionalidades;</text:p>
        </text:list-item>
        <text:list-item>
          <text:p text:style-name="P9">O versionamento das implantações de cada Sprint, gerando um produto e este é implantado para o cliente validar e utilizar;</text:p>
        </text:list-item>
        <text:list-item>
          <text:p text:style-name="P9">A simplicidade de desenvolvimento, em que a equipe toda trabalha em um mesmo nível e linguagem;</text:p>
        </text:list-item>
        <text:list-item>
          <text:p text:style-name="P9">A refatoração do código fonte, em queo mesmo é melhorado no decorrer de cada ciclo e reaproveitado;</text:p>
        </text:list-item>
        <text:list-item>
          <text:p text:style-name="P9"><text:soft-page-break/>A comunicação entre a equipe através das reuniõesdiárias, quando éidentificada a tarefa que cada membro realizou;</text:p>
        </text:list-item>
        <text:list-item>
          <text:p text:style-name="P9">A interatividade e companheirismo entre os membros,uma vez que, caso algum se diagnostique com dificuldade,ele tem total ajuda e apoio do seu time;</text:p>
        </text:list-item>
        <text:list-item>
          <text:p text:style-name="P9">A responsabilidade da equipe em cumpriro prazo determinado em cada Sprint, para que não atrase o projeto;</text:p>
        </text:list-item>
        <text:list-item>
          <text:p text:style-name="P9">A organização do Product Backlogcom uma visão de todo o escopo do produto a ser cumprido e entregue para o cliente;</text:p>
        </text:list-item>
        <text:list-item>
          <text:p text:style-name="P9">Estruturação das tarefas dentro da Sprint, em ordem cronológica de execução, estimando o tempo de desenvolvimento;</text:p>
        </text:list-item>
        <text:list-item>
          <text:p text:style-name="P9">Quadro de tarefas que determina o que cada um irá desenvolver e em qual etapa o indivíduo está</text:p>
        </text:list-item>
        <text:list-item>
          <text:p text:style-name="P9">O gráfico de Burndownque representa o desempenho de cada Sprint no decorrer do projeto;</text:p>
        </text:list-item>
        <text:list-item>
          <text:p text:style-name="P9">A revisão da Sprintcom os desenvolvedores e o Scrum Master(Gerente de Projeto) que revisa e apresenta as tarefas construídas na Sprint;</text:p>
        </text:list-item>
        <text:list-item>
          <text:p text:style-name="P9">O Spritg restrospective,em queé avaliadae validadaa Sprint desenvolvida para iniciar-se uma nova.</text:p>
        </text:list-item>
      </text:list>
      <text:p text:style-name="P10"><text:span text:style-name="T3"/></text:p>
      <text:p text:style-name="P10">A qualidade final do projeto foi bastante satisfatória.Devido à facilidade de gerenciamento que se deu no decorrer do desenvolvimento, os objetos, a exemplo docartão de história, do quadro de tarefas e do gráfico de Burndown, que as metodologias geram facilitam bastante a ordem cronológica que cada tarefa deve ser cumprida.Isso ajuda o programador, pois ele não se perde e nem se dispersa do que deve ser cumprido.Assim,como as metodologias ágeis empregam a simplicidade,o projeto está em um padrão de fácil manuten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svg:font-family="'Times New'"/>
    <style:font-face style:name="sans-serif" svg:font-family="sans-serif"/>
    <style:font-face style:name="Times" svg:font-family="Times" style:font-family-generic="roman"/>
    <style:font-face style:name="Times New-Roman" svg:font-family="'Times New-Roman'" style:font-family-generic="roman"/>
    <style:font-face style:name="Times New-roman" svg:font-family="'Times New-roman'" style:font-family-generic="roman"/>
    <style:font-face style:name="Times new-roman" svg:font-family="'Times new-roman'" style:font-family-generic="roman"/>
    <style:font-face style:name="Arial" svg:font-family="Arial" style:font-family-generic="swiss"/>
    <style:font-face style:name="FreeSans1" svg:font-family="FreeSans" style:font-family-generic="swiss"/>
    <style:font-face style:name="ABeeZee" svg:font-family="ABeeZ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12:46.286788712</meta:creation-date>
    <dc:date>2019-04-01T11:00:14.471465070</dc:date>
    <meta:editing-duration>PT6M7S</meta:editing-duration>
    <meta:editing-cycles>1</meta:editing-cycles>
    <meta:document-statistic meta:table-count="0" meta:image-count="0" meta:object-count="0" meta:page-count="2" meta:paragraph-count="31" meta:word-count="867" meta:character-count="5601" meta:non-whitespace-character-count="4775"/>
    <meta:generator>LibreOffice/6.2.0.3$Linux_X86_64 LibreOffice_project/20$Build-3</meta:generator>
  </office:meta>
</office:document-meta>
</file>